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atin Modern Roman" svg:font-family="'Latin Modern Roman'"/>
    <style:font-face style:name="TeX Gyre Adventor" svg:font-family="'TeX Gyre Adventor'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b694" officeooo:paragraph-rsid="0013b694"/>
    </style:style>
    <style:style style:name="P2" style:family="paragraph" style:parent-style-name="Standard">
      <style:text-properties fo:font-size="10.5pt" officeooo:rsid="0011f206" officeooo:paragraph-rsid="0011f206" style:font-size-asian="10.5pt" style:font-size-complex="10.5pt"/>
    </style:style>
    <style:style style:name="T1" style:family="text">
      <style:text-properties fo:color="#660066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ste des balises HTML</text:span></text:p>
      <text:p text:style-name="P1"><text:span text:style-name="T1"/></text:p>
      <text:p text:style-name="P2">&lt;!– … –&gt;<text:tab/> <text:s text:c="10"/>Définit un commentaire</text:p>
      <text:p text:style-name="P2">&lt;!DOCTYPE&gt;<text:tab/> Définit le type du document</text:p>
      <text:p text:style-name="P2">&lt;a&gt;<text:tab/> <text:s text:c="20"/>Définit un lien</text:p>
      <text:p text:style-name="P2">&lt;abbr&gt; <text:s text:c="19"/>Définit une abréviation</text:p>
      <text:p text:style-name="P2">&lt;address&gt;<text:tab/> <text:s text:c="10"/>Définit une adresse</text:p>
      <text:p text:style-name="P2">&lt;area&gt;<text:tab/> <text:s text:c="10"/>Définit une zone à l’intérieur d’une image</text:p>
      <text:p text:style-name="P2">&lt;article&gt;<text:tab/> <text:s text:c="10"/>Définit un article</text:p>
      <text:p text:style-name="P2">&lt;aside&gt;<text:tab/> <text:s text:c="10"/>Définit une partie latérale au contenu</text:p>
      <text:p text:style-name="P2">&lt;audio&gt; <text:s text:c="18"/>Définit un fichier audio</text:p>
      <text:p text:style-name="P2">&lt;b&gt;<text:tab/> <text:s text:c="20"/>Texte en gras</text:p>
      <text:p text:style-name="P2">&lt;base&gt;<text:tab/> <text:s text:c="10"/>Définit une URL de base pour tous les liens de la page</text:p>
      <text:p text:style-name="P2">&lt;bdo&gt;<text:tab/> <text:s text:c="20"/>Définit la direction du texte</text:p>
      <text:p text:style-name="P2">&lt;blockquote&gt;<text:tab/> <text:s text:c="10"/>Définit une longue citation</text:p>
      <text:p text:style-name="P2">&lt;body&gt;<text:tab/> <text:s text:c="10"/>Définit le corps de la page</text:p>
      <text:p text:style-name="P2">&lt;br&gt;<text:tab/> <text:s text:c="20"/>Saut de ligne</text:p>
      <text:p text:style-name="P2">&lt;button&gt;<text:tab/> <text:s text:c="10"/>Définit un bouton cliquable</text:p>
      <text:p text:style-name="P2">&lt;canvas&gt;<text:tab/> <text:s text:c="10"/>Définit un graphique</text:p>
      <text:p text:style-name="P2">&lt;caption&gt;<text:tab/> <text:s text:c="10"/>Légende du tableau</text:p>
      <text:p text:style-name="P2">&lt;cite&gt;<text:tab/> <text:s text:c="20"/>Définit une citation</text:p>
      <text:p text:style-name="P2">&lt;code&gt;<text:tab/> <text:s text:c="10"/>Mise en forme d’un texte en code informatique</text:p>
      <text:p text:style-name="P2">&lt;col&gt;<text:tab/> <text:s text:c="20"/>Définit une colonne d’un tableau</text:p>
      <text:p text:style-name="P2">&lt;colgroup&gt;<text:tab/> <text:s text:c="10"/>Définit un groupe de colonne pour un tableau</text:p>
      <text:p text:style-name="P2">&lt;command&gt; <text:s text:c="12"/>Définit un bouton de commande</text:p>
      <text:p text:style-name="P2">&lt;datalist&gt; <text:s text:c="15"/>Définit une liste d’options</text:p>
      <text:p text:style-name="P2">&lt;dd&gt;<text:tab/> <text:s text:c="20"/>Définition d’un terme</text:p>
      <text:p text:style-name="P2">&lt;del&gt;<text:tab/> <text:s text:c="20"/>Définit un texte supprimé</text:p>
      <text:p text:style-name="P2">&lt;details&gt; <text:s text:c="16"/>Définit les détails d’un élément</text:p>
      <text:p text:style-name="P2">&lt;dfn&gt;<text:tab/> <text:s text:c="20"/>Définition</text:p>
      <text:p text:style-name="P2">&lt;div&gt;<text:tab/> <text:s text:c="20"/>Définit un calque ou une section</text:p>
      <text:p text:style-name="P2">&lt;dl&gt;<text:tab/> <text:s text:c="20"/>Liste de définition</text:p>
      <text:p text:style-name="P2">&lt;dt&gt;<text:tab/> <text:s text:c="20"/>Définition d’un terme</text:p>
      <text:p text:style-name="P2">&lt;em&gt;<text:tab/> <text:s text:c="20"/>Mise en exergue d’un texte – italique</text:p>
      <text:p text:style-name="P2">&lt;embed&gt; <text:s text:c="16"/>Définit un contenu extérieur (audio, vidéo …)</text:p>
      <text:p text:style-name="P2">&lt;fieldset&gt;<text:tab/> <text:s text:c="10"/>Regroupe plusieurs éléments d’un formulaire</text:p>
      <text:p text:style-name="P2">&lt;figcaption&gt; <text:s text:c="12"/>Légende d’un groupe d’élément multimédia</text:p>
      <text:p text:style-name="P2">&lt;figure&gt; <text:s text:c="17"/>Définit un groupe d’élément multimédia</text:p>
      <text:p text:style-name="P2">&lt;footer&gt; <text:s text:c="17"/>Définit le bas d’un section ou d’une page</text:p>
      <text:p text:style-name="P2">&lt;form&gt;<text:tab/> <text:s text:c="10"/>Définit un formulaire</text:p>
      <text:p text:style-name="P2">&lt;h1&gt; to &lt;h6&gt; <text:s text:c="9"/>Définit un titre par degré importance de 1 à 6</text:p>
      <text:p text:style-name="P2">&lt;head&gt;<text:tab/> <text:s text:c="10"/>Définit l’en-tête d’un document</text:p>
      <text:p text:style-name="P2">&lt;header&gt; <text:s text:c="16"/>Définit le haut d’une section ou d’une page</text:p>
      <text:p text:style-name="P2">&lt;hgroup&gt; <text:s text:c="16"/>Regroupe les informations du haut d’une page ou section</text:p>
      <text:p text:style-name="P2">&lt;hr&gt;<text:tab/> <text:s text:c="20"/>Barre horizontale</text:p>
      <text:p text:style-name="P2">&lt;html&gt;<text:tab/> <text:s text:c="10"/>Définit un document html</text:p>
      <text:p text:style-name="P2">&lt;i&gt;<text:tab/> <text:s text:c="20"/>Texte en italique</text:p>
      <text:p text:style-name="P2">&lt;iframe&gt;<text:tab/> <text:s text:c="10"/>Introduit un page html dans une frame</text:p>
      <text:p text:style-name="P2">&lt;img&gt;<text:tab/> <text:s text:c="20"/>Définit une image</text:p>
      <text:p text:style-name="P2">&lt;input&gt;<text:tab/> <text:s text:c="10"/>Définit un champ</text:p>
      <text:p text:style-name="P2">&lt;ins&gt;<text:tab/> <text:s text:c="20"/>Définit un texte insérer</text:p>
      <text:p text:style-name="P2">&lt;keygen&gt; <text:s text:c="16"/>Générateur de clé pour un formulaire</text:p>
      <text:p text:style-name="P2"><text:soft-page-break/>&lt;kbd&gt;<text:tab/> <text:s text:c="20"/>Raccourcis ou touche du clavier</text:p>
      <text:p text:style-name="P2">&lt;label&gt;<text:tab/> <text:s text:c="10"/>Légende d’un groupe d’élément de formulaire</text:p>
      <text:p text:style-name="P2">&lt;legend&gt;<text:tab/> <text:s text:c="10"/>Titre d’un groupe d’élément d’un formulaire</text:p>
      <text:p text:style-name="P2">&lt;li&gt;<text:tab/> <text:s text:c="20"/>Élément d’une liste</text:p>
      <text:p text:style-name="P2">&lt;link&gt;<text:tab/> <text:s text:c="20"/>Définit les relations entre les documents</text:p>
      <text:p text:style-name="P2">&lt;map&gt;<text:tab/> <text:s text:c="10"/>Définit une carte</text:p>
      <text:p text:style-name="P2">&lt;mark&gt; <text:s text:c="18"/>Mise en valeur d’un mot ou d’un texte – Texte marqué</text:p>
      <text:p text:style-name="P2">&lt;math&gt; <text:s text:c="18"/>Définit une formule mathématique</text:p>
      <text:p text:style-name="P2">&lt;menu&gt;<text:tab/> <text:s text:c="10"/>Définit un menu en liste</text:p>
      <text:p text:style-name="P2">&lt;meta&gt;<text:tab/> <text:s text:c="10"/>Définit des informations relatives au document</text:p>
      <text:p text:style-name="P2">&lt;meter&gt; <text:s text:c="17"/>Définit une unité de mesure</text:p>
      <text:p text:style-name="P2">&lt;nav&gt; <text:s text:c="20"/>Définit un groupe de liens de navigation</text:p>
      <text:p text:style-name="P2">&lt;noscript&gt; <text:s text:c="14"/>Définit une alternative au script non supporté</text:p>
      <text:p text:style-name="P2">&lt;object&gt;<text:tab/> <text:s text:c="10"/>Définit un objet du contenu extérieur multimédia</text:p>
      <text:p text:style-name="P2">&lt;ol&gt;<text:tab/> <text:s text:c="20"/>Définit une liste ordonné</text:p>
      <text:p text:style-name="P2">&lt;optgroup&gt;<text:tab/> <text:s text:c="10"/>Regroupe d’une liste d »option dans un formulaire</text:p>
      <text:p text:style-name="P2">&lt;option&gt;<text:tab/> <text:s text:c="10"/>Option d’une liste dans un formulaire</text:p>
      <text:p text:style-name="P2">&lt;output&gt; <text:s text:c="16"/>Définit un type de sortie</text:p>
      <text:p text:style-name="P2">&lt;p&gt;<text:tab/> <text:s text:c="20"/>Définit un paragraphe</text:p>
      <text:p text:style-name="P2">&lt;param&gt;<text:tab/> <text:s text:c="10"/>Définit les paramètres d’un objet</text:p>
      <text:p text:style-name="P2">&lt;pre&gt;<text:tab/> <text:s text:c="20"/>Texte pré-formaté</text:p>
      <text:p text:style-name="P2">&lt;progress&gt; <text:s text:c="14"/>Définit une progression</text:p>
      <text:p text:style-name="P2">&lt;q&gt; <text:s text:c="23"/>Définit une courte citation</text:p>
      <text:p text:style-name="P2">&lt;rp&gt; <text:s text:c="22"/>Annotation ruby si le script n’est pas supporté</text:p>
      <text:p text:style-name="P2">&lt;rt&gt; <text:s text:c="22"/>Annotation ruby d’explication</text:p>
      <text:p text:style-name="P2">&lt;ruby&gt; <text:s text:c="18"/>Définit une annotation en ruby</text:p>
      <text:p text:style-name="P2">&lt;samp&gt; <text:s text:c="17"/>Définit un échantillon de code</text:p>
      <text:p text:style-name="P2">&lt;script&gt;<text:tab/> <text:s text:c="9"/>Définit un script</text:p>
      <text:p text:style-name="P2">&lt;section&gt; <text:s text:c="15"/>Définit une section</text:p>
      <text:p text:style-name="P2">&lt;select&gt;<text:tab/> <text:s text:c="9"/>Définit une liste sélectionnable</text:p>
      <text:p text:style-name="P2">&lt;small&gt;<text:tab/> <text:s text:c="9"/>Minimise l’importance d’un texte</text:p>
      <text:p text:style-name="P2">&lt;source&gt; <text:s text:c="16"/>Définit la source d’un contenu multimédia</text:p>
      <text:p text:style-name="P2">&lt;span&gt;<text:tab/> <text:s text:c="9"/>Définit une section de type inline</text:p>
      <text:p text:style-name="P2">&lt;strong&gt;<text:tab/> <text:s text:c="9"/>Mise en exergue d’un texte – Texte en Gras</text:p>
      <text:p text:style-name="P2">&lt;style&gt;<text:tab/> <text:s text:c="9"/>Définit un style CSS</text:p>
      <text:p text:style-name="P2">&lt;sub&gt;<text:tab/> <text:s text:c="19"/>Mise en indice d’un texte</text:p>
      <text:p text:style-name="P2">&lt;summary&gt; <text:s text:c="12"/>Définit l’en-tête des détails d’un document ou section</text:p>
      <text:p text:style-name="P2">&lt;sup&gt;<text:tab/> <text:s text:c="19"/>Mise en exposant d’un texte</text:p>
      <text:p text:style-name="P2">&lt;svg&gt; <text:s text:c="20"/>Définit une image vectorielle</text:p>
      <text:p text:style-name="P2">&lt;table&gt;<text:tab/> <text:s text:c="9"/>Définit un tableau</text:p>
      <text:p text:style-name="P2">&lt;tbody&gt;<text:tab/> <text:s text:c="9"/>Définit le corps d’un tableau</text:p>
      <text:p text:style-name="P2">&lt;td&gt;<text:tab/> <text:s text:c="19"/>Définit une cellule d’un tableau</text:p>
      <text:p text:style-name="P2">&lt;textarea&gt; <text:s text:c="13"/>Définit une zone de texte</text:p>
      <text:p text:style-name="P2">&lt;tfoot&gt;<text:tab/> <text:s text:c="9"/>Définit le bas d’un tableau</text:p>
      <text:p text:style-name="P2">&lt;th&gt;<text:tab/> <text:s text:c="19"/>Définit une cellule d’en-tête d’un tableau</text:p>
      <text:p text:style-name="P2">&lt;thead&gt;<text:tab/> <text:s text:c="9"/>Définit le haut d’un tableau</text:p>
      <text:p text:style-name="P2">&lt;time&gt; <text:s text:c="18"/>Définit une unité de temps</text:p>
      <text:p text:style-name="P2">&lt;title&gt;<text:tab/> <text:s text:c="9"/>Définit le titre d’un document</text:p>
      <text:p text:style-name="P2">&lt;tr&gt;<text:tab/> <text:s text:c="19"/>Définit une ligne de tableau</text:p>
      <text:p text:style-name="P2">&lt;track&gt; <text:s text:c="17"/>Définit une unité de temps pour les éléments &lt;audio&gt; et &lt;video&gt;.</text:p>
      <text:p text:style-name="P2">&lt;ul&gt;<text:tab/> <text:s text:c="19"/>Définit une liste non-ordonné</text:p>
      <text:p text:style-name="P2">&lt;var&gt;<text:tab/> <text:s text:c="19"/>Définit une variable</text:p>
      <text:p text:style-name="P2">&lt;video&gt; <text:s text:c="17"/>Définit une vidé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atin Modern Roman" svg:font-family="'Latin Modern Roman'"/>
    <style:font-face style:name="TeX Gyre Adventor" svg:font-family="'TeX Gyre Adventor'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in Modern Roman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atin Modern Roman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eX Gyre Adventor" fo:font-family="'TeX Gyre Adventor'" fo:font-size="16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in Modern Roman" fo:font-family="'Latin Modern Roman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in Modern Roman" fo:font-family="'Latin Modern Roman'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in Modern Roman" fo:font-family="'Latin Modern Roman'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BAGREL</meta:initial-creator>
    <meta:creation-date>2017-10-07T18:20:09.380168834</meta:creation-date>
    <meta:printed-by>Marie BAGREL</meta:printed-by>
    <meta:print-date>2017-10-07T18:40:50.012447340</meta:print-date>
    <dc:date>2017-10-07T18:47:12.124850764</dc:date>
    <dc:creator>Marie BAGREL</dc:creator>
    <meta:editing-duration>PT6M2S</meta:editing-duration>
    <meta:editing-cycles>1</meta:editing-cycles>
    <meta:document-statistic meta:table-count="0" meta:image-count="0" meta:object-count="0" meta:page-count="2" meta:paragraph-count="104" meta:word-count="622" meta:character-count="5524" meta:non-whitespace-character-count="3415"/>
    <meta:generator>LibreOffice/5.1.6.2$Linux_X86_64 LibreOffice_project/10m0$Build-2</meta:generator>
  </office:meta>
</office:document-meta>
</file>